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Method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MethodReturnValueHandler.isRedirectViewName( String vi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MethodReturnValueHandler.getRedirec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ndViewMethodReturnValueHandler.handleReturnValue( @ Nullable Object returnValue , MethodParameter returnType , ModelAndViewContainer mavContainer , NativeWebRequest web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delAndViewMethodReturnValueHandler.setRedirectPatterns( @ Nullable String ... redirect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